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11]-[.F11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12]-[.F1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298 - mens. 09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6" calcext:value-type="date">
            <text:p>06/10/2025</text:p>
          </table:table-cell>
          <table:table-cell table:style-name="ce72" table:formula="of:=[.C13]-[.F1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3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13:57.482952800">00:00:00</text:time></text:span><text:span text:style-name="MT2"><text:time style:data-style-name="N2" text:time-value="09:13:57.483001200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13:57.49482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10-17T09:14:07.151348000</dc:date>
    <dc:language>pt-PT</dc:language>
    <meta:editing-cycles>672</meta:editing-cycles>
    <meta:editing-duration>P1DT10H49M52S</meta:editing-duration>
    <meta:print-date>2022-07-01T10:31:27.249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